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vid Jesús Oliva Mogollón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4">Diciembre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06:05.182193</dc:date>
    <meta:print-date>2013-11-19T15:12:00</meta:print-date>
    <meta:editing-cycles>137</meta:editing-cycles>
    <meta:editing-duration>P1DT6H9M47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